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marker-start="Square_20_45" draw:marker-start-width="0.5cm" draw:marker-end="Arrow" draw:marker-end-width="0.2cm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13cm" fo:min-width="3.895cm"/>
    </style:style>
    <style:style style:name="gr4" style:family="graphic" style:parent-style-name="standard">
      <style:graphic-properties draw:marker-start="Arrow" draw:marker-start-width="0.2cm" draw:marker-end="Square_20_45" draw:marker-end-width="0.5cm" draw:textarea-vertical-align="middle"/>
    </style:style>
    <style:style style:name="gr5" style:family="graphic" style:parent-style-name="standard">
      <style:graphic-properties draw:marker-start="Arrow" draw:marker-start-width="0.5cm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4.9cm" svg:height="3.3cm" svg:x="12.3cm" svg:y="7.1cm">
          <text:p text:style-name="P1"><text:span text:style-name="T1">User</text:span></text:p>
          <text:p text:style-name="P2">id</text:p>
          <text:p text:style-name="P2">firstName</text:p>
          <text:p text:style-name="P2">lastName</text:p>
        </draw:rect>
        <draw:polyline draw:style-name="gr2" draw:text-style-name="P1" draw:layer="layout" svg:width="6.099cm" svg:height="3.299cm" svg:x="14.8cm" svg:y="5.4cm" svg:viewBox="0 0 6100 3300" draw:points="2400,3300 6100,3300 6100,0 0,0 0,1700">
          <text:p/>
        </draw:polyline>
        <draw:rect draw:style-name="gr1" draw:text-style-name="P1" draw:layer="layout" svg:width="4.9cm" svg:height="3.3cm" svg:x="12.2cm" svg:y="12.2cm">
          <text:p text:style-name="P1"><text:span text:style-name="T1">Admin</text:span></text:p>
          <text:p text:style-name="P1"><text:span text:style-name="T1"/></text:p>
          <text:p text:style-name="P1"><text:span text:style-name="T1"/></text:p>
          <text:p text:style-name="P1"><text:span text:style-name="T1"/></text:p>
        </draw:rect>
        <draw:rect draw:style-name="gr1" draw:text-style-name="P1" draw:layer="layout" svg:width="4.9cm" svg:height="3.3cm" svg:x="5.2cm" svg:y="7.1cm">
          <text:p text:style-name="P1"><text:span text:style-name="T1">Profile</text:span></text:p>
          <text:p text:style-name="P2">private</text:p>
          <text:p text:style-name="P2">nationality</text:p>
          <text:p text:style-name="P2">occupation</text:p>
        </draw:rect>
        <draw:frame draw:style-name="gr3" draw:layer="layout" svg:width="4.395cm" svg:height="1.763cm" svg:x="17.4cm" svg:y="8.6cm">
          <draw:text-box>
            <text:p>associates</text:p>
          </draw:text-box>
        </draw:frame>
        <draw:line draw:style-name="gr4" draw:text-style-name="P1" draw:layer="layout" svg:x1="10.1cm" svg:y1="8.8cm" svg:x2="12.3cm" svg:y2="8.8cm">
          <text:p/>
        </draw:line>
        <draw:line draw:style-name="gr5" draw:text-style-name="P1" draw:layer="layout" svg:x1="14.7cm" svg:y1="10.4cm" svg:x2="14.7cm" svg:y2="12.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marker draw:name="Square" svg:viewBox="0 0 10 10" svg:d="m0 0h10v10h-10z"/>
    <draw:marker draw:name="Square_20_45" draw:display-name="Square 45" svg:viewBox="0 0 1131 1131" svg:d="m0 564 564 567 567-567-567-564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5-11T22:15:37.61</meta:creation-date>
    <dc:date>2013-05-12T01:02:05.54</dc:date>
    <meta:editing-duration>PT1H46M7S</meta:editing-duration>
    <meta:editing-cycles>2</meta:editing-cycles>
    <meta:generator>OpenOffice.org/3.4.1$Win32 OpenOffice.org_project/341m1$Build-9593</meta:generator>
    <meta:document-statistic meta:object-count="7"/>
  </office:meta>
</office:document-meta>
</file>